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33cc66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-color="#e6ff00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color="#0047ff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9" style:family="graphic" style:parent-style-name="standard">
      <style:graphic-properties draw:fill-color="#ff66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ff6633" fo:font-size="18pt" style:font-size-asian="18pt" style:font-size-complex="18pt"/>
    </style:style>
    <style:style style:name="T1" style:family="text">
      <style:text-properties fo:color="#ff6633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1cm" svg:x="2.8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8.9cm" svg:x="4.4cm" svg:y="2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3.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4.4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5.7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7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8.3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9.6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3.1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4.4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5.7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7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8.3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9.6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3.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4.4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5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8.3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9.6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3.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4.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5.7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7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8.3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9.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3.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4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5.7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7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8.3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9.6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3.1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4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5.7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8cm" svg:y1="16.6cm" svg:x2="18.7cm" svg:y2="16.6cm">
          <text:p/>
        </draw:line>
        <draw:line draw:style-name="gr5" draw:text-style-name="P1" draw:layer="layout" svg:x1="3.8cm" svg:y1="19.6cm" svg:x2="18.7cm" svg:y2="19.6cm">
          <text:p/>
        </draw:line>
        <draw:frame draw:style-name="gr6" draw:layer="layout" svg:width="1.277cm" svg:height="0.962cm" svg:x="2cm" svg:y="16.1cm">
          <draw:text-box>
            <text:p>P1</text:p>
          </draw:text-box>
        </draw:frame>
        <draw:frame draw:style-name="gr6" draw:layer="layout" svg:width="1.277cm" svg:height="0.962cm" svg:x="2.001cm" svg:y="19.1cm">
          <draw:text-box>
            <text:p>P2</text:p>
          </draw:text-box>
        </draw:frame>
        <draw:line draw:style-name="gr7" draw:text-style-name="P1" draw:layer="layout" svg:x1="5.5cm" svg:y1="16.6cm" svg:x2="8.8cm" svg:y2="19.6cm">
          <text:p text:style-name="P1">2</text:p>
        </draw:line>
        <draw:frame draw:style-name="gr6" draw:layer="layout" svg:width="1.984cm" svg:height="0.962cm" svg:x="4.3cm" svg:y="15.5cm">
          <draw:text-box>
            <text:p>P1, 2</text:p>
          </draw:text-box>
        </draw:frame>
        <draw:line draw:style-name="gr7" draw:text-style-name="P1" draw:layer="layout" svg:x1="5cm" svg:y1="19.6cm" svg:x2="14cm" svg:y2="16.6cm">
          <text:p text:style-name="P1">1</text:p>
        </draw:line>
        <draw:frame draw:style-name="gr6" draw:layer="layout" svg:width="1.984cm" svg:height="0.962cm" svg:x="4cm" svg:y="20cm">
          <draw:text-box>
            <text:p>P2, 1</text:p>
          </draw:text-box>
        </draw:frame>
        <draw:line draw:style-name="gr8" draw:text-style-name="P1" draw:layer="layout" svg:x1="8.8cm" svg:y1="19.6cm" svg:x2="11.8cm" svg:y2="16.6cm">
          <text:p text:style-name="P1">3</text:p>
        </draw:line>
        <draw:custom-shape draw:style-name="gr9" draw:text-style-name="P1" draw:layer="layout" svg:width="1.6cm" svg:height="0.4cm" svg:x="11.8cm" svg:y="16.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984cm" svg:height="0.962cm" svg:x="11.6cm" svg:y="15.5cm">
          <draw:text-box>
            <text:p text:style-name="P2"><text:span text:style-name="T1">P1,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8T10:12:57</meta:creation-date>
    <dc:date>2012-11-18T16:22:36</dc:date>
    <meta:editing-duration>PT6M56S</meta:editing-duration>
    <meta:editing-cycles>1</meta:editing-cycles>
    <meta:document-statistic meta:object-count="46"/>
    <meta:generator>LibreOffice/3.6$MacOSX_x86 LibreOffice_project/58f22d5-270d05a-e2abed1-ea17a85-9b5702</meta:generator>
  </office:meta>
</office:document-meta>
</file>